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LP-56:~$ sudo /opt/lampp/bin/mysql_upgrade</text:p>
      <text:p text:style-name="Standard">[sudo] password for addweb: </text:p>
      <text:p text:style-name="Standard">Version check failed. Got the following error when calling the 'mysql' command line client</text:p>
      <text:p text:style-name="Standard">ERROR 2002 (HY000): Can't connect to local MySQL server through socket '/opt/lampp/var/mysql/mysql.sock' (111)</text:p>
      <text:p text:style-name="Standard">FATAL ERROR: Upgrade failed</text:p>
      <text:p text:style-name="Standard">addweb@LP-56:~$ /opt/lampp/bin/mysql -u root -p</text:p>
      <text:p text:style-name="Standard">Enter password: </text:p>
      <text:p text:style-name="Standard">ERROR 2002 (HY000): Can't connect to local MySQL server through socket '/opt/lampp/var/mysql/mysql.sock' (111)</text:p>
      <text:p text:style-name="Standard">addweb@LP-56:~$ /opt/lampp/bin/mysql -u root -p</text:p>
      <text:p text:style-name="Standard">Enter password: </text:p>
      <text:p text:style-name="Standard">ERROR 2002 (HY000): Can't connect to local MySQL server through socket '/opt/lampp/var/mysql/mysql.sock' (111)</text:p>
      <text:p text:style-name="Standard">addweb@LP-56:~$ sudo /opt/lampp/lampp start</text:p>
      <text:p text:style-name="Standard">Starting XAMPP for Linux 8.0.11-2...</text:p>
      <text:p text:style-name="Standard">XAMPP: Starting Apache.../opt/lampp/share/xampp/xampplib: line 22: netstat: command not found</text:p>
      <text:p text:style-name="Standard">/opt/lampp/share/xampp/xampplib: line 22: netstat: command not found</text:p>
      <text:p text:style-name="Standard">ok.</text:p>
      <text:p text:style-name="Standard">XAMPP: Starting MySQL.../opt/lampp/share/xampp/xampplib: line 22: netstat: command not found</text:p>
      <text:p text:style-name="Standard">ok.</text:p>
      <text:p text:style-name="Standard">XAMPP: Starting ProFTPD.../opt/lampp/share/xampp/xampplib: line 22: netstat: command not found</text:p>
      <text:p text:style-name="Standard">ok.</text:p>
      <text:p text:style-name="Standard">addweb@LP-56:~$ sudo /opt/lampp/lampp start</text:p>
      <text:p text:style-name="Standard">Starting XAMPP for Linux 8.0.11-2...</text:p>
      <text:p text:style-name="Standard">XAMPP: Starting Apache...already running.</text:p>
      <text:p text:style-name="Standard">XAMPP: Starting MySQL...already running.</text:p>
      <text:p text:style-name="Standard">XAMPP: Starting ProFTPD...already running.</text:p>
      <text:p text:style-name="Standard">addweb@LP-56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9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delimiter //</text:p>
      <text:p text:style-name="Standard">MariaDB [(none)]&gt; delimiter ;</text:p>
      <text:p text:style-name="Standard">MariaDB [(none)]&gt; use Shriya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Shriya]&gt; show tables;</text:p>
      <text:p text:style-name="Standard">+------------------+</text:p>
      <text:p text:style-name="Standard">| Tables_in_Shriya |</text:p>
      <text:p text:style-name="Standard">+------------------+</text:p>
      <text:p text:style-name="Standard">| Accessories <text:s text:c="5"/>|</text:p>
      <text:p text:style-name="Standard"><text:soft-page-break/>| Electronics <text:s text:c="5"/>|</text:p>
      <text:p text:style-name="Standard">| Employee <text:s text:c="8"/>|</text:p>
      <text:p text:style-name="Standard">| Jewellery <text:s text:c="7"/>|</text:p>
      <text:p text:style-name="Standard">| Movie <text:s text:c="11"/>|</text:p>
      <text:p text:style-name="Standard">| Products <text:s text:c="8"/>|</text:p>
      <text:p text:style-name="Standard">| Sports <text:s text:c="10"/>|</text:p>
      <text:p text:style-name="Standard">| Stationery <text:s text:c="6"/>|</text:p>
      <text:p text:style-name="Standard">| Store <text:s text:c="11"/>|</text:p>
      <text:p text:style-name="Standard">| Students <text:s text:c="8"/>|</text:p>
      <text:p text:style-name="Standard">| customers <text:s text:c="7"/>|</text:p>
      <text:p text:style-name="Standard">| students <text:s text:c="8"/>|</text:p>
      <text:p text:style-name="Standard">+------------------+</text:p>
      <text:p text:style-name="Standard">12 rows in set (0.000 sec)</text:p>
      <text:p text:style-name="Standard"/>
      <text:p text:style-name="Standard">MariaDB [Shriya]&gt; select * from Students</text:p>
      <text:p text:style-name="Standard"><text:s text:c="4"/>-&gt; ;</text:p>
      <text:p text:style-name="Standard">+--------+------------+-----------+------------+------------+</text:p>
      <text:p text:style-name="Standard">| SR. No | Name <text:s text:c="6"/>| Surname <text:s text:c="2"/>| Group <text:s text:c="5"/>| Hobby <text:s text:c="5"/>|</text:p>
      <text:p text:style-name="Standard">+--------+------------+-----------+------------+------------+</text:p>
      <text:p text:style-name="Standard">| <text:s text:c="5"/>1 | Shriya <text:s text:c="4"/>| Patel <text:s text:c="4"/>| Challenger | Cooking <text:s text:c="3"/>|</text:p>
      <text:p text:style-name="Standard">| <text:s text:c="5"/>2 | Riya <text:s text:c="6"/>| Kansagara | Rockers <text:s text:c="3"/>| Drawing <text:s text:c="3"/>|</text:p>
      <text:p text:style-name="Standard">| <text:s text:c="5"/>3 | Avani <text:s text:c="5"/>| Sangani <text:s text:c="2"/>| Fighters <text:s text:c="2"/>| Designing <text:s/>|</text:p>
      <text:p text:style-name="Standard">| <text:s text:c="5"/>4 | Shreyanshi | Vekariya <text:s/>| Warriors <text:s text:c="2"/>| Drawing <text:s text:c="3"/>|</text:p>
      <text:p text:style-name="Standard">| <text:s text:c="5"/>5 | Kajal <text:s text:c="5"/>| Panchal <text:s text:c="2"/>| Challenger | Singing <text:s text:c="3"/>|</text:p>
      <text:p text:style-name="Standard">| <text:s text:c="5"/>6 | Anjani <text:s text:c="4"/>| Patel <text:s text:c="4"/>| Fighters <text:s text:c="2"/>| Chatting <text:s text:c="2"/>|</text:p>
      <text:p text:style-name="Standard">| <text:s text:c="5"/>7 | Jaydeep <text:s text:c="3"/>| Bambhava <text:s/>| Rockers <text:s text:c="3"/>| Cricket <text:s text:c="3"/>|</text:p>
      <text:p text:style-name="Standard">| <text:s text:c="5"/>8 | Ranjeet <text:s text:c="3"/>| Jayswal <text:s text:c="2"/>| Warriors <text:s text:c="2"/>| Valleyball |</text:p>
      <text:p text:style-name="Standard">| <text:s text:c="5"/>9 | Devarsh <text:s text:c="3"/>| Chauhan <text:s text:c="2"/>| Challenger | Football <text:s text:c="2"/>|</text:p>
      <text:p text:style-name="Standard">| <text:s text:c="4"/>10 | Manish <text:s text:c="4"/>| Thakkar <text:s text:c="2"/>| Fighters <text:s text:c="2"/>| Tennis <text:s text:c="4"/>|</text:p>
      <text:p text:style-name="Standard">+--------+------------+-----------+------------+------------+</text:p>
      <text:p text:style-name="Standard">10 rows in set (0.000 sec)</text:p>
      <text:p text:style-name="Standard"/>
      <text:p text:style-name="Standard">MariaDB [Shriya]&gt; delimiter //</text:p>
      <text:p text:style-name="Standard">MariaDB [Shriya]&gt; create procedure sp_get() begin select * from Students; end//</text:p>
      <text:p text:style-name="Standard">Query OK, 0 rows affected (0.022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ariaDB [Shriya]&gt; delimiter ;</text:p>
      <text:p text:style-name="Standard">MariaDB [Shriya]&gt; call sp_get();</text:p>
      <text:p text:style-name="Standard">+--------+------------+-----------+------------+------------+</text:p>
      <text:p text:style-name="Standard">| SR. No | Name <text:s text:c="6"/>| Surname <text:s text:c="2"/>| Group <text:s text:c="5"/>| Hobby <text:s text:c="5"/>|</text:p>
      <text:p text:style-name="Standard">+--------+------------+-----------+------------+------------+</text:p>
      <text:p text:style-name="Standard">| <text:s text:c="5"/>1 | Shriya <text:s text:c="4"/>| Patel <text:s text:c="4"/>| Challenger | Cooking <text:s text:c="3"/>|</text:p>
      <text:p text:style-name="Standard">| <text:s text:c="5"/>2 | Riya <text:s text:c="6"/>| Kansagara | Rockers <text:s text:c="3"/>| Drawing <text:s text:c="3"/>|</text:p>
      <text:p text:style-name="Standard">| <text:s text:c="5"/>3 | Avani <text:s text:c="5"/>| Sangani <text:s text:c="2"/>| Fighters <text:s text:c="2"/>| Designing <text:s/>|</text:p>
      <text:p text:style-name="Standard">| <text:s text:c="5"/>4 | Shreyanshi | Vekariya <text:s/>| Warriors <text:s text:c="2"/>| Drawing <text:s text:c="3"/>|</text:p>
      <text:p text:style-name="Standard">| <text:s text:c="5"/>5 | Kajal <text:s text:c="5"/>| Panchal <text:s text:c="2"/>| Challenger | Singing <text:s text:c="3"/>|</text:p>
      <text:p text:style-name="Standard">| <text:s text:c="5"/>6 | Anjani <text:s text:c="4"/>| Patel <text:s text:c="4"/>| Fighters <text:s text:c="2"/>| Chatting <text:s text:c="2"/>|</text:p>
      <text:p text:style-name="Standard">| <text:s text:c="5"/>7 | Jaydeep <text:s text:c="3"/>| Bambhava <text:s/>| Rockers <text:s text:c="3"/>| Cricket <text:s text:c="3"/>|</text:p>
      <text:p text:style-name="Standard">| <text:s text:c="5"/>8 | Ranjeet <text:s text:c="3"/>| Jayswal <text:s text:c="2"/>| Warriors <text:s text:c="2"/>| Valleyball |</text:p>
      <text:p text:style-name="Standard">| <text:s text:c="5"/>9 | Devarsh <text:s text:c="3"/>| Chauhan <text:s text:c="2"/>| Challenger | Football <text:s text:c="2"/>|</text:p>
      <text:p text:style-name="Standard">| <text:s text:c="4"/>10 | Manish <text:s text:c="4"/>| Thakkar <text:s text:c="2"/>| Fighters <text:s text:c="2"/>| Tennis <text:s text:c="4"/>|</text:p>
      <text:p text:style-name="Standard">+--------+------------+-----------+------------+------------+</text:p>
      <text:p text:style-name="Standard">10 rows in set (0.001 sec)</text:p>
      <text:p text:style-name="Standard"/>
      <text:p text:style-name="Standard">Query OK, 0 rows affected (0.001 sec)</text:p>
      <text:p text:style-name="Standard"/>
      <text:p text:style-name="Standard">MariaDB [Shriya]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8:42:09.936584619</meta:creation-date>
    <dc:date>2021-11-17T10:32:32.406044244</dc:date>
    <meta:editing-duration>PT13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95" meta:word-count="629" meta:character-count="4315" meta:non-whitespace-character-count="3382"/>
  </office:meta>
</office:document-meta>
</file>